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charset="x-symbol"/>
    <style:font-face style:name="Symbol1" svg:font-family="Symbol" style:font-family-generic="roman" style:font-pitch="variable" style:font-charset="x-symbol"/>
    <style:font-face style:name="FreeSans"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446cm" fo:margin-left="1.272cm" fo:margin-top="0cm" fo:margin-bottom="0cm" table:align="left" style:writing-mode="lr-tb"/>
    </style:style>
    <style:style style:name="Table1.A" style:family="table-column">
      <style:table-column-properties style:column-width="5.237cm"/>
    </style:style>
    <style:style style:name="Table1.B" style:family="table-column">
      <style:table-column-properties style:column-width="9.209cm"/>
    </style:style>
    <style:style style:name="Table1.1" style:family="table-row">
      <style:table-row-properties style:keep-together="true" fo:keep-together="auto"/>
    </style:style>
    <style:style style:name="Table1.A1" style:family="table-cell">
      <style:table-cell-properties fo:background-color="#bfbfbf" fo:padding-left="0.191cm" fo:padding-right="0.191cm" fo:padding-top="0cm" fo:padding-bottom="0cm" fo:border-left="0.035cm solid #00000a" fo:border-right="0.035cm solid #00000a" fo:border-top="0.035cm solid #00000a" fo:border-bottom="0.018cm solid #00000a">
        <style:background-image/>
      </style:table-cell-properties>
    </style:style>
    <style:style style:name="Table1.B1" style:family="table-cell">
      <style:table-cell-properties fo:padding-left="0.191cm" fo:padding-right="0.191cm" fo:padding-top="0cm" fo:padding-bottom="0cm" fo:border-left="none" fo:border-right="0.035cm solid #00000a" fo:border-top="0.035cm solid #00000a" fo:border-bottom="0.018cm solid #00000a"/>
    </style:style>
    <style:style style:name="Table1.A2" style:family="table-cell">
      <style:table-cell-properties fo:background-color="#bfbfbf" fo:padding-left="0.191cm" fo:padding-right="0.191cm" fo:padding-top="0cm" fo:padding-bottom="0cm" fo:border-left="0.035cm solid #00000a" fo:border-right="0.035cm solid #00000a" fo:border-top="0.018cm solid #00000a" fo:border-bottom="0.018cm solid #00000a">
        <style:background-image/>
      </style:table-cell-properties>
    </style:style>
    <style:style style:name="Table1.B2" style:family="table-cell">
      <style:table-cell-properties fo:padding-left="0.191cm" fo:padding-right="0.191cm" fo:padding-top="0cm" fo:padding-bottom="0cm" fo:border-left="none" fo:border-right="0.035cm solid #00000a" fo:border-top="0.018cm solid #00000a" fo:border-bottom="0.018cm solid #00000a"/>
    </style:style>
    <style:style style:name="Table2" style:family="table">
      <style:table-properties style:width="14.446cm" fo:margin-left="1.272cm" fo:margin-top="0cm" fo:margin-bottom="0cm" table:align="left" style:writing-mode="lr-tb"/>
    </style:style>
    <style:style style:name="Table2.A" style:family="table-column">
      <style:table-column-properties style:column-width="4.919cm"/>
    </style:style>
    <style:style style:name="Table2.B" style:family="table-column">
      <style:table-column-properties style:column-width="9.527cm"/>
    </style:style>
    <style:style style:name="Table2.1" style:family="table-row">
      <style:table-row-properties style:keep-together="true" fo:keep-together="auto"/>
    </style:style>
    <style:style style:name="Table2.A1" style:family="table-cell">
      <style:table-cell-properties fo:background-color="#bfbfbf" fo:padding-left="0.191cm" fo:padding-right="0.191cm" fo:padding-top="0cm" fo:padding-bottom="0cm" fo:border-left="0.035cm solid #00000a" fo:border-right="0.035cm solid #00000a" fo:border-top="0.035cm solid #00000a" fo:border-bottom="0.018cm solid #00000a">
        <style:background-image/>
      </style:table-cell-properties>
    </style:style>
    <style:style style:name="Table2.B1" style:family="table-cell">
      <style:table-cell-properties fo:padding-left="0.191cm" fo:padding-right="0.191cm" fo:padding-top="0cm" fo:padding-bottom="0cm" fo:border-left="none" fo:border-right="0.035cm solid #00000a" fo:border-top="0.035cm solid #00000a" fo:border-bottom="0.018cm solid #00000a"/>
    </style:style>
    <style:style style:name="Table2.A2" style:family="table-cell">
      <style:table-cell-properties fo:background-color="#bfbfbf" fo:padding-left="0.191cm" fo:padding-right="0.191cm" fo:padding-top="0cm" fo:padding-bottom="0cm" fo:border-left="0.035cm solid #00000a" fo:border-right="0.035cm solid #00000a" fo:border-top="0.018cm solid #00000a" fo:border-bottom="0.018cm solid #00000a">
        <style:background-image/>
      </style:table-cell-properties>
    </style:style>
    <style:style style:name="Table2.B2" style:family="table-cell">
      <style:table-cell-properties fo:padding-left="0.191cm" fo:padding-right="0.191cm" fo:padding-top="0cm" fo:padding-bottom="0cm" fo:border-left="none" fo:border-right="0.035cm solid #00000a" fo:border-top="0.018cm solid #00000a" fo:border-bottom="0.018cm solid #00000a"/>
    </style:style>
    <style:style style:name="Table2.A6" style:family="table-cell">
      <style:table-cell-properties fo:background-color="#bfbfbf" fo:padding-left="0.191cm" fo:padding-right="0.191cm" fo:padding-top="0cm" fo:padding-bottom="0cm" fo:border-left="0.035cm solid #00000a" fo:border-right="0.035cm solid #00000a" fo:border-top="0.018cm solid #00000a" fo:border-bottom="0.035cm solid #00000a">
        <style:background-image/>
      </style:table-cell-properties>
    </style:style>
    <style:style style:name="Table2.B6" style:family="table-cell">
      <style:table-cell-properties fo:padding-left="0.191cm" fo:padding-right="0.191cm" fo:padding-top="0cm" fo:padding-bottom="0cm" fo:border-left="none" fo:border-right="0.035cm solid #00000a" fo:border-top="0.018cm solid #00000a" fo:border-bottom="0.035cm solid #00000a"/>
    </style:style>
    <style:style style:name="Table3" style:family="table">
      <style:table-properties style:width="14.923cm" fo:margin-left="1.258cm" fo:margin-top="0cm" fo:margin-bottom="0cm" table:align="left" style:writing-mode="lr-tb"/>
    </style:style>
    <style:style style:name="Table3.A" style:family="table-column">
      <style:table-column-properties style:column-width="3.332cm"/>
    </style:style>
    <style:style style:name="Table3.B" style:family="table-column">
      <style:table-column-properties style:column-width="4.604cm"/>
    </style:style>
    <style:style style:name="Table3.C" style:family="table-column">
      <style:table-column-properties style:column-width="6.987cm"/>
    </style:style>
    <style:style style:name="Table3.1" style:family="table-row">
      <style:table-row-properties style:keep-together="true" fo:keep-together="auto"/>
    </style:style>
    <style:style style:name="Table3.A1" style:family="table-cell">
      <style:table-cell-properties fo:padding-left="0.203cm" fo:padding-right="0.191cm" fo:padding-top="0cm" fo:padding-bottom="0cm" fo:border="0.018cm solid #000001"/>
    </style:style>
    <style:style style:name="Table3.2" style:family="table-row">
      <style:table-row-properties style:min-row-height="3.055cm" style:keep-together="true" fo:keep-together="auto"/>
    </style:style>
    <style:style style:name="Table3.A3" style:family="table-cell">
      <style:table-cell-properties fo:padding-left="0.203cm" fo:padding-right="0.191cm" fo:padding-top="0cm" fo:padding-bottom="0cm" fo:border-left="0.018cm solid #000001" fo:border-right="0.018cm solid #000001" fo:border-top="none" fo:border-bottom="0.018cm solid #000001"/>
    </style:style>
    <style:style style:name="Table4" style:family="table">
      <style:table-properties style:width="14.857cm" fo:margin-left="-0.203cm" fo:margin-top="0cm" fo:margin-bottom="0cm" table:align="left" style:writing-mode="lr-tb"/>
    </style:style>
    <style:style style:name="Table4.A" style:family="table-column">
      <style:table-column-properties style:column-width="4.951cm"/>
    </style:style>
    <style:style style:name="Table4.B" style:family="table-column">
      <style:table-column-properties style:column-width="2.124cm"/>
    </style:style>
    <style:style style:name="Table4.C" style:family="table-column">
      <style:table-column-properties style:column-width="3.494cm"/>
    </style:style>
    <style:style style:name="Table4.D" style:family="table-column">
      <style:table-column-properties style:column-width="4.288cm"/>
    </style:style>
    <style:style style:name="Table4.1" style:family="table-row">
      <style:table-row-properties style:keep-together="true" fo:keep-together="auto"/>
    </style:style>
    <style:style style:name="Table4.A1" style:family="table-cell">
      <style:table-cell-properties fo:padding-left="0.203cm" fo:padding-right="0.191cm" fo:padding-top="0cm" fo:padding-bottom="0cm" fo:border="0.018cm solid #000001"/>
    </style:style>
    <style:style style:name="Table4.A6" style:family="table-cell">
      <style:table-cell-properties fo:padding-left="0.203cm" fo:padding-right="0.191cm" fo:padding-top="0cm" fo:padding-bottom="0cm" fo:border-left="0.018cm solid #000001" fo:border-right="0.018cm solid #000001" fo:border-top="none" fo:border-bottom="0.018cm solid #000001"/>
    </style:style>
    <style:style style:name="P1" style:family="paragraph" style:parent-style-name="Standard">
      <style:text-properties fo:language="pl" fo:country="PL"/>
    </style:style>
    <style:style style:name="P2" style:family="paragraph" style:parent-style-name="Standard">
      <style:text-properties fo:language="pl" fo:country="PL" fo:font-weight="bold" style:font-weight-asian="bold" style:font-weight-complex="bold"/>
    </style:style>
    <style:style style:name="P3" style:family="paragraph" style:parent-style-name="Standard">
      <style:paragraph-properties fo:text-align="center" style:justify-single-word="false"/>
      <style:text-properties style:font-name="Times New Roman" fo:language="pl" fo:country="PL"/>
    </style:style>
    <style:style style:name="P4" style:family="paragraph" style:parent-style-name="Standard">
      <style:paragraph-properties fo:text-align="end" style:justify-single-word="false"/>
    </style:style>
    <style:style style:name="P5" style:family="paragraph" style:parent-style-name="Standard">
      <style:paragraph-properties fo:margin-left="0cm" fo:margin-right="0.12cm" fo:margin-top="0.071cm" fo:margin-bottom="0cm" fo:text-indent="0cm" style:auto-text-indent="false">
        <style:tab-stops>
          <style:tab-stop style:position="2.002cm"/>
        </style:tab-stops>
      </style:paragraph-properties>
      <style:text-properties fo:language="pl" fo:country="PL"/>
    </style:style>
    <style:style style:name="P6" style:family="paragraph" style:parent-style-name="Header">
      <style:text-properties fo:language="pl" fo:country="PL"/>
    </style:style>
    <style:style style:name="P7" style:family="paragraph" style:parent-style-name="Standard">
      <style:paragraph-properties fo:margin-left="0cm" fo:margin-right="0.635cm" fo:text-indent="0cm" style:auto-text-indent="false"/>
      <style:text-properties fo:language="pl" fo:country="PL"/>
    </style:style>
    <style:style style:name="P8" style:family="paragraph" style:parent-style-name="Footer">
      <style:text-properties fo:language="pl" fo:country="P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language="pl" fo:country="PL"/>
    </style:style>
    <style:style style:name="P11" style:family="paragraph" style:parent-style-name="Text_20_body">
      <style:paragraph-properties fo:margin-left="0cm" fo:margin-right="0cm" fo:text-indent="0cm" style:auto-text-indent="false"/>
      <style:text-properties fo:language="pl" fo:country="PL" fo:font-weight="bold" style:font-weight-asian="bold" style:font-weight-complex="bold"/>
    </style:style>
    <style:style style:name="P12" style:family="paragraph" style:parent-style-name="Text_20_body">
      <style:text-properties fo:language="pl" fo:country="PL"/>
    </style:style>
    <style:style style:name="P13" style:family="paragraph" style:parent-style-name="Text_20_body">
      <style:paragraph-properties fo:margin-left="0.127cm" fo:margin-right="0cm" fo:text-indent="0cm" style:auto-text-indent="false" fo:keep-with-next="always"/>
      <style:text-properties fo:language="pl" fo:country="PL"/>
    </style:style>
    <style:style style:name="P14" style:family="paragraph" style:parent-style-name="Text_20_body">
      <style:paragraph-properties fo:margin-left="0.127cm" fo:margin-right="0cm" fo:text-indent="0cm" style:auto-text-indent="false"/>
      <style:text-properties fo:language="pl" fo:country="PL"/>
    </style:style>
    <style:style style:name="P15" style:family="paragraph" style:parent-style-name="Text_20_body">
      <style:paragraph-properties fo:margin-left="0.635cm" fo:margin-right="0cm" fo:text-indent="0cm" style:auto-text-indent="false"/>
      <style:text-properties fo:language="pl" fo:country="PL"/>
    </style:style>
    <style:style style:name="P16" style:family="paragraph" style:parent-style-name="Title">
      <style:text-properties fo:language="pl" fo:country="PL"/>
    </style:style>
    <style:style style:name="P17" style:family="paragraph" style:parent-style-name="InfoBlue">
      <style:text-properties fo:language="pl" fo:country="PL"/>
    </style:style>
    <style:style style:name="P18" style:family="paragraph" style:parent-style-name="InfoBlue">
      <style:text-properties fo:color="#00000a" style:font-name="Times New Roman" fo:language="pl" fo:country="PL" fo:font-style="normal" style:font-style-asian="normal"/>
    </style:style>
    <style:style style:name="P19" style:family="paragraph" style:parent-style-name="Text_20_body" style:list-style-name="WWNum35">
      <style:text-properties fo:language="pl" fo:country="PL"/>
    </style:style>
    <style:style style:name="P20" style:family="paragraph" style:parent-style-name="Heading_20_1" style:list-style-name="WWNum1">
      <style:text-properties fo:language="pl" fo:country="PL"/>
    </style:style>
    <style:style style:name="P21" style:family="paragraph" style:parent-style-name="Heading_20_2">
      <style:text-properties fo:language="pl" fo:country="PL"/>
    </style:style>
    <style:style style:name="P22" style:family="paragraph" style:parent-style-name="Title" style:master-page-name="Standard">
      <style:paragraph-properties style:page-number="auto"/>
      <style:text-properties fo:language="pl" fo:country="PL"/>
    </style:style>
    <style:style style:name="T1" style:family="text">
      <style:text-properties fo:font-weight="bold" style:font-weight-asian="bold"/>
    </style:style>
    <style:style style:name="T2" style:family="text">
      <style:text-properties style:font-name="Symbol1"/>
    </style:style>
    <style:style style:name="T3" style:family="text">
      <style:text-properties fo:language="pl" fo:country="PL"/>
    </style:style>
    <style:style style:name="T4" style:family="text">
      <style:text-properties fo:color="#00000a" style:font-name="Times New Roman" fo:font-style="normal" style:font-style-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gram do zarządzania sprzętem komputerowym</text:p>
      <text:p text:style-name="P16"><text:title>Vision</text:title></text:p>
      <text:p text:style-name="P1"/>
      <text:list xml:id="list20205544" text:style-name="WWNum1">
        <text:list-item>
          <text:h text:style-name="P20" text:outline-level="1"><text:bookmark-start text:name="_Toc452813577"/><text:bookmark-start text:name="_Toc436203377"/><text:bookmark-start text:name="_Toc20715754"/><text:bookmark-start text:name="_Toc512930904"/><text:bookmark-start text:name="_Toc456600917"/><text:bookmark-start text:name="_Toc456598586"/>Introduction<text:bookmark-end text:name="_Toc20715754"/><text:bookmark-end text:name="_Toc512930904"/><text:bookmark-end text:name="_Toc456600917"/><text:bookmark-end text:name="_Toc456598586"/></text:h>
        </text:list-item>
      </text:list>
      <text:p text:style-name="P1">Oprogramowanie zapewnia precyzyjne wykrywanie, monitorowanie aktywności podzespołów komputerowych, inwentaryzację sprzętu i aplikacji oraz kontrolę nośników danych. Ponadto umożliwia ochronę przed awariami, analizę raportów (wraz z błędami w nich zawartymi), alarmowanie o przegrzaniu, złym stanie technicznym. Próbuje usunąć awarie powstałe w wyniku błędów oprogramowania znajdującego się na stacji roboczej, także w wyniku działania niepożądanych wirusów i robaków.</text:p>
      <text:list xml:id="list20176173" text:continue-numbering="true" text:style-name="WWNum1">
        <text:list-item>
          <text:h text:style-name="P20" text:outline-level="1"><text:bookmark-start text:name="_Toc20715755"/><text:bookmark-start text:name="_Toc512930906"/>Positioning<text:bookmark-end text:name="_Toc452813577"/><text:bookmark-end text:name="_Toc436203377"/><text:bookmark-end text:name="_Toc20715755"/><text:bookmark-end text:name="_Toc512930906"/><text:bookmark text:name="_GoBack"/></text:h>
        </text:list-item>
      </text:list>
      <text:p text:style-name="P1"/>
      <text:h text:style-name="P21" text:outline-level="2"><text:bookmark-start text:name="_Toc20715756"/><text:bookmark-start text:name="_Toc512930907"/><text:bookmark-start text:name="_Toc452813579"/><text:bookmark-start text:name="_Toc436203379"/>Problem Statement<text:bookmark-end text:name="_Toc20715756"/><text:bookmark-end text:name="_Toc512930907"/><text:bookmark-end text:name="_Toc452813579"/><text:bookmark-end text:name="_Toc436203379"/></text:h>
      <text:p text:style-name="P17"/>
      <table:table table:name="Table1" table:style-name="Table1">
        <table:table-column table:style-name="Table1.A"/>
        <table:table-column table:style-name="Table1.B"/>
        <table:table-row table:style-name="Table1.1">
          <table:table-cell table:style-name="Table1.A1" office:value-type="string">
            <text:p text:style-name="P13">Problem</text:p>
          </table:table-cell>
          <table:table-cell table:style-name="Table1.B1" office:value-type="string">
            <text:p text:style-name="P17"><text:span text:style-name="T4">Zarządzanie i pilnowanie</text:span><text:span text:style-name="T4"> stanu </text:span><text:span text:style-name="T4">dużej ilości sprzętu komputerowego jednocześnie</text:span></text:p>
          </table:table-cell>
        </table:table-row>
        <table:table-row table:style-name="Table1.1">
          <table:table-cell table:style-name="Table1.A2" office:value-type="string">
            <text:p text:style-name="P13">Dotyczy</text:p>
          </table:table-cell>
          <table:table-cell table:style-name="Table1.B2" office:value-type="string">
            <text:p text:style-name="P17"><text:span text:style-name="T4">Duż</text:span><text:span text:style-name="T4">ych</text:span><text:span text:style-name="T4"> przedsiębiorstw z rozległą siecią </text:span><text:span text:style-name="T4">sprzętu komputerowego</text:span></text:p>
          </table:table-cell>
        </table:table-row>
        <table:table-row table:style-name="Table1.1">
          <table:table-cell table:style-name="Table1.A2" office:value-type="string">
            <text:p text:style-name="P13">I wpływa na</text:p>
          </table:table-cell>
          <table:table-cell table:style-name="Table1.B2" office:value-type="string">
            <text:p text:style-name="P18">Prawidłowe i sprawne funkcjonowanie firmy</text:p>
          </table:table-cell>
        </table:table-row>
        <table:table-row table:style-name="Table1.1">
          <table:table-cell table:style-name="Table1.A2" office:value-type="string">
            <text:p text:style-name="P14">Rozwiązaniem problemu jest</text:p>
          </table:table-cell>
          <table:table-cell table:style-name="Table1.B2" office:value-type="string">
            <text:p text:style-name="P17"><text:span text:style-name="T4">Zintegrowany, automatyczny system </text:span><text:span text:style-name="T4">kontrolujący użycie wielu jednostek sprzętu</text:span><text:span text:style-name="T4"> w tym samym czasie na wielu stanowiskach roboczych</text:span></text:p>
          </table:table-cell>
        </table:table-row>
      </table:table>
      <text:h text:style-name="P21" text:outline-level="2"><text:bookmark-start text:name="_Toc20715757"/><text:bookmark-start text:name="_Toc512930908"/><text:bookmark-start text:name="_Toc452813580"/><text:bookmark-start text:name="_Toc436203380"/><text:bookmark-start text:name="_Toc422186485"/><text:bookmark-start text:name="_Toc425054392"/>Product Position Statement<text:bookmark-end text:name="_Toc20715757"/><text:bookmark-end text:name="_Toc512930908"/><text:bookmark-end text:name="_Toc452813580"/><text:bookmark-end text:name="_Toc436203380"/><text:bookmark-end text:name="_Toc422186485"/><text:bookmark-end text:name="_Toc425054392"/></text:h>
      <text:p text:style-name="P17"/>
      <table:table table:name="Table2" table:style-name="Table2">
        <table:table-column table:style-name="Table2.A"/>
        <table:table-column table:style-name="Table2.B"/>
        <table:table-row table:style-name="Table2.1">
          <table:table-cell table:style-name="Table2.A1" office:value-type="string">
            <text:p text:style-name="P13">Produkt dla</text:p>
          </table:table-cell>
          <table:table-cell table:style-name="Table2.B1" office:value-type="string">
            <text:p text:style-name="P18">Firm korzystających z dużej ilości sprzętu komputerowego</text:p>
          </table:table-cell>
        </table:table-row>
        <table:table-row table:style-name="Table2.1">
          <table:table-cell table:style-name="Table2.A2" office:value-type="string">
            <text:p text:style-name="P13">Które</text:p>
          </table:table-cell>
          <table:table-cell table:style-name="Table2.B2" office:value-type="string">
            <text:p text:style-name="P18">Potrzebują narzędzia do ewidencji tego sprzętu</text:p>
          </table:table-cell>
        </table:table-row>
        <table:table-row table:style-name="Table2.1">
          <table:table-cell table:style-name="Table2.A2" office:value-type="string">
            <text:p text:style-name="P13">“H-ware Manager”</text:p>
          </table:table-cell>
          <table:table-cell table:style-name="Table2.B2" office:value-type="string">
            <text:p text:style-name="P18">Jest systemem komputerowym</text:p>
          </table:table-cell>
        </table:table-row>
        <table:table-row table:style-name="Table2.1">
          <table:table-cell table:style-name="Table2.A2" office:value-type="string">
            <text:p text:style-name="P13">Który</text:p>
          </table:table-cell>
          <table:table-cell table:style-name="Table2.B2" office:value-type="string">
            <text:p text:style-name="P18">Nadzoruje, przeprowadza testy, informuje o znalezionych problemach oraz stara się je sukcesywnie rozwiązywać korzystając z odpowiednich mechanizmów oraz algorytmów.</text:p>
          </table:table-cell>
        </table:table-row>
        <table:table-row table:style-name="Table2.1">
          <table:table-cell table:style-name="Table2.A2" office:value-type="string">
            <text:p text:style-name="P13">W przeciwieństwie do</text:p>
          </table:table-cell>
          <table:table-cell table:style-name="Table2.B2" office:value-type="string">
            <text:p text:style-name="P18">Klasycznych sposobów ewidencji sprzętu – na papierze, lub programów konkurencji, np. Parc Manager</text:p>
          </table:table-cell>
        </table:table-row>
        <table:table-row table:style-name="Table2.1">
          <table:table-cell table:style-name="Table2.A6" office:value-type="string">
            <text:p text:style-name="P14">Nasz produkt</text:p>
          </table:table-cell>
          <table:table-cell table:style-name="Table2.B6" office:value-type="string">
            <text:p text:style-name="P18">Wyróżnia się na tle konkurencji stale przeprowadzonymi testami, a w przypadku wykrycia błędów zapobiega dalszemu ich powstawaniu jednocześnie starając się je eliminować (przywracając odpowiednie ustawienia, nadając stan początkowy sprzętu).</text:p>
          </table:table-cell>
        </table:table-row>
      </table:table>
      <text:list xml:id="list20189402" text:continue-numbering="true" text:style-name="WWNum1">
        <text:list-item>
          <text:h text:style-name="P20" text:outline-level="1"><text:bookmark-start text:name="_Toc20715758"/><text:bookmark-start text:name="_Toc512930909"/><text:bookmark-start text:name="_Toc452813581"/><text:bookmark-start text:name="_Toc447960005"/>Stakeholder Descriptions<text:bookmark-end text:name="_Toc20715758"/><text:bookmark-end text:name="_Toc512930909"/><text:bookmark-end text:name="_Toc452813581"/><text:bookmark-end text:name="_Toc447960005"/></text:h>
        </text:list-item>
      </text:list>
      <text:p text:style-name="P1"/>
      <text:h text:style-name="P21" text:outline-level="2">Stakeholder Summary</text:h>
      <text:p text:style-name="P1"/>
      <text:p text:style-name="P17"><text:soft-page-break/></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Name</text:p>
            </table:table-cell>
            <table:table-cell table:style-name="Table3.A1" office:value-type="string">
              <text:p text:style-name="P2">Description</text:p>
            </table:table-cell>
            <table:table-cell table:style-name="Table3.A1" office:value-type="string">
              <text:p text:style-name="P2">Responsibilities</text:p>
            </table:table-cell>
          </table:table-row>
        </table:table-header-rows>
        <table:table-row table:style-name="Table3.2">
          <table:table-cell table:style-name="Table3.A1" office:value-type="string">
            <text:p text:style-name="P18">Grupa Projektowa</text:p>
          </table:table-cell>
          <table:table-cell table:style-name="Table3.A1" office:value-type="string">
            <text:p text:style-name="P18">Wykonawcy projektu</text:p>
          </table:table-cell>
          <table:table-cell table:style-name="Table3.A1" office:value-type="string">
            <text:p text:style-name="P18">Twórcy systemu, poszukujący finansowania które umożliwi realizację projektu</text:p>
          </table:table-cell>
        </table:table-row>
        <table:table-row table:style-name="Table3.2">
          <table:table-cell table:style-name="Table3.A3" office:value-type="string">
            <text:p text:style-name="P18">Ministerstwo Administracji i Cyfryzacji</text:p>
            <text:p text:style-name="P12"/>
          </table:table-cell>
          <table:table-cell table:style-name="Table3.A3" office:value-type="string">
            <text:p text:style-name="P18">Sponsor</text:p>
          </table:table-cell>
          <table:table-cell table:style-name="Table3.A3" office:value-type="string">
            <text:p text:style-name="P18">Finansowanie całego przedsięwzięcia</text:p>
          </table:table-cell>
        </table:table-row>
        <table:table-row table:style-name="Table3.1">
          <table:table-cell table:style-name="Table3.A1" office:value-type="string">
            <text:p text:style-name="P18">CD Projekt</text:p>
          </table:table-cell>
          <table:table-cell table:style-name="Table3.A1" office:value-type="string">
            <text:p text:style-name="P18">Wydawca</text:p>
          </table:table-cell>
          <table:table-cell table:style-name="Table3.A1" office:value-type="string">
            <text:p text:style-name="P18">Opracowuje i publikuje program na rynku</text:p>
          </table:table-cell>
        </table:table-row>
        <table:table-row table:style-name="Table3.1">
          <table:table-cell table:style-name="Table3.A1" office:value-type="string">
            <text:p text:style-name="P18">Komputronik</text:p>
          </table:table-cell>
          <table:table-cell table:style-name="Table3.A1" office:value-type="string">
            <text:p text:style-name="P18">Tester</text:p>
          </table:table-cell>
          <table:table-cell table:style-name="Table3.A1" office:value-type="string">
            <text:p text:style-name="P18">Testuje oprogramowanie na różnych konfiguracjach sprzętowych</text:p>
          </table:table-cell>
        </table:table-row>
      </table:table>
      <text:p text:style-name="P12"/>
      <text:h text:style-name="P21" text:outline-level="2"><text:bookmark-start text:name="_Toc20715759"/><text:bookmark-start text:name="_Toc512930912"/><text:bookmark-start text:name="_Toc452813585"/><text:bookmark-start text:name="_Toc436203384"/><text:bookmark-start text:name="_Toc422186479"/><text:bookmark-start text:name="_Toc346297773"/><text:bookmark-start text:name="_Toc342757864"/><text:bookmark-start text:name="_Toc425054386"/>User Environment<text:bookmark-end text:name="_Toc20715759"/><text:bookmark-end text:name="_Toc512930912"/><text:bookmark-end text:name="_Toc452813585"/><text:bookmark-end text:name="_Toc436203384"/><text:bookmark-end text:name="_Toc422186479"/><text:bookmark-end text:name="_Toc346297773"/><text:bookmark-end text:name="_Toc342757864"/><text:bookmark-end text:name="_Toc425054386"/></text:h>
      <text:p text:style-name="P1">Do pracy systemu konieczny jest administrator, którego zadaniem jest kontrola sprawności systemu oraz udzielanie informacji pozostałym użytkownikom. Użytkownikami są pracownicy firmy. Dzielą się oni na dwie grupy: użytkowników sprzętu (grupa A) oraz moderatorów sprzętu (grupa B). Użytkownicy grupy A to pracownicy którzy wykorzystują sprzęt komputerowy do codziennej pracy w firmie. Korzystają oni z systemu aby sprawdzić stan oraz dostępność wybranych stanowisk, dokonać rezerwacji oraz zgłosić ewentualne usterki. Moderatorzy to pracownicy firmy którzyzajmują się instalacją, konfiguracją oraz konserwacją sprzętu. Ich zadanie w systemie to dodawanie sprzętu, zarządzanie jego dostępnością oraz obsługa zgłoszeń serwisowych. System działa na komputerach z systemem Linux lub Windows. W przyszłości rozważane jest umożliwienie dostępu do systemu poprzez aplikację internetową.</text:p>
      <text:p text:style-name="P1">Program intensywnie korzysta z serwera bazy danych Oracle firmy. Jego działanie oraz łączność z nim są konieczne do pracy systemu.</text:p>
      <text:p text:style-name="P1"/>
      <text:list xml:id="list20179408" text:continue-numbering="true" text:style-name="WWNum1">
        <text:list-item>
          <text:h text:style-name="P20" text:outline-level="1"><text:bookmark-start text:name="_Toc20715760"/><text:bookmark-start text:name="_Toc512930915"/><text:bookmark-start text:name="_Toc452813590"/><text:bookmark-start text:name="_Toc436203387"/>Product Overview<text:bookmark-end text:name="_Toc20715760"/><text:bookmark-end text:name="_Toc512930915"/><text:bookmark-end text:name="_Toc452813590"/><text:bookmark-end text:name="_Toc436203387"/></text:h>
        </text:list-item>
      </text:list>
      <text:h text:style-name="P21" text:outline-level="2"><text:bookmark-start text:name="_Toc20715761"/><text:bookmark-start text:name="_Toc512930916"/><text:bookmark-start text:name="_Toc452813591"/><text:bookmark-start text:name="_Toc436203388"/><text:bookmark-start text:name="_Toc422186484"/><text:bookmark-start text:name="_Toc346297778"/><text:bookmark-start text:name="_Toc342757867"/><text:bookmark-start text:name="_Toc339784266"/><text:bookmark-start text:name="_Toc339783677"/><text:bookmark-start text:name="_Toc323533353"/><text:bookmark-start text:name="_Toc320279476"/><text:bookmark-start text:name="_Toc320274603"/><text:bookmark-start text:name="_Toc318088998"/><text:bookmark-start text:name="_Toc425054391"/>Product Perspective<text:bookmark-end text:name="_Toc20715761"/><text:bookmark-end text:name="_Toc512930916"/><text:bookmark-end text:name="_Toc452813591"/><text:bookmark-end text:name="_Toc436203388"/><text:bookmark-end text:name="_Toc422186484"/><text:bookmark-end text:name="_Toc346297778"/><text:bookmark-end text:name="_Toc342757867"/><text:bookmark-end text:name="_Toc339784266"/><text:bookmark-end text:name="_Toc339783677"/><text:bookmark-end text:name="_Toc323533353"/><text:bookmark-end text:name="_Toc320279476"/><text:bookmark-end text:name="_Toc320274603"/><text:bookmark-end text:name="_Toc318088998"/><text:bookmark-end text:name="_Toc425054391"/></text:h>
      <text:p text:style-name="P1">System składa się z aplikacji klienckich 2 typów. Pierwszy z nich, przeznaczony dla użytkownika z grupy A jest aplikacja instalowalną w systemie operacyjnym z rodziny Windows lub GNU/Linux i integrująca się z nim, w celu pobierania informacji o stanie sprzetu oraz oprogramowania. Możliwa jest integracja aplikacji z powłoką systemu.</text:p>
      <text:p text:style-name="P1">Drugi typ aplikacji klienckiej przeznaczony jest dla użytkownika z grupy B, tj moderatora. Aplikacja ta w odróżnieniu od wersji dla zwykłego użytkownika zapewnia przede wszystkim możliwość przeglądania raportów, zarządzania konfiguracją systemu oraz obsługę helpdesku. Ta funkcjonalność nie wymaga dostępu do systemu operacyjnego ani warstwy sprzętowej, wymaga natomiast wysokiej dostępności, dlatego przewidziana została jako aplikacja webowa.</text:p>
      <text:p text:style-name="P1"/>
      <text:p text:style-name="P1"/>
      <text:h text:style-name="P21" text:outline-level="2"><text:bookmark-start text:name="_Toc20715762"/><text:bookmark-start text:name="_Toc512930917"/><text:bookmark-start text:name="_Toc452813593"/><text:bookmark-start text:name="_Toc436203390"/><text:bookmark-start text:name="_Toc422186487"/><text:bookmark-start text:name="_Toc346297780"/><text:bookmark-start text:name="_Toc342757869"/><text:bookmark-start text:name="_Toc339784278"/><text:bookmark-start text:name="_Toc339783689"/><text:bookmark-start text:name="_Toc323533379"/><text:bookmark-start text:name="_Toc320279510"/><text:bookmark-start text:name="_Toc320274637"/><text:bookmark-start text:name="_Toc318089002"/><text:bookmark-start text:name="_Toc425054394"/>Assumptions and Dependencies<text:bookmark-end text:name="_Toc20715762"/><text:bookmark-end text:name="_Toc512930917"/><text:bookmark-end text:name="_Toc452813593"/><text:bookmark-end text:name="_Toc436203390"/><text:bookmark-end text:name="_Toc422186487"/><text:bookmark-end text:name="_Toc346297780"/><text:bookmark-end text:name="_Toc342757869"/><text:bookmark-end text:name="_Toc339784278"/><text:bookmark-end text:name="_Toc339783689"/><text:bookmark-end text:name="_Toc323533379"/><text:bookmark-end text:name="_Toc320279510"/><text:bookmark-end text:name="_Toc320274637"/><text:bookmark-end text:name="_Toc318089002"/><text:bookmark-end text:name="_Toc425054394"/></text:h>
      <text:p text:style-name="P1">Projekt wymaga wsparcia finansowego ze strony Ministerstwa Administracji i Cyfryzacji, jak i zgody na pobieranie od użytkowników raportów tworzonych przez program oraz współpracy najważniejszych inwestorów strategicznych <text:soft-page-break/>w celu modyfikacji i ulepszania produktu.</text:p>
      <text:h text:style-name="P21" text:outline-level="2"><text:bookmark-start text:name="_Toc20715763"/><text:bookmark-start text:name="_Toc512930913"/><text:bookmark-start text:name="_Toc452813588"/>Needs<text:bookmark-end text:name="_Toc512930913"/><text:bookmark-end text:name="_Toc452813588"/> and Features<text:bookmark-end text:name="_Toc20715763"/></text:h>
      <text:p text:style-name="P1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Need</text:p>
          </table:table-cell>
          <table:table-cell table:style-name="Table4.A1" office:value-type="string">
            <text:p text:style-name="P11">Priority</text:p>
          </table:table-cell>
          <table:table-cell table:style-name="Table4.A1" office:value-type="string">
            <text:p text:style-name="P11">Features</text:p>
          </table:table-cell>
          <table:table-cell table:style-name="Table4.A1" office:value-type="string">
            <text:p text:style-name="P11">Planned Release</text:p>
          </table:table-cell>
        </table:table-row>
        <table:table-row table:style-name="Table4.1">
          <table:table-cell table:style-name="Table4.A1" office:value-type="string">
            <text:p text:style-name="P10">Utworzenie serwera</text:p>
          </table:table-cell>
          <table:table-cell table:style-name="Table4.A1" office:value-type="string">
            <text:p text:style-name="P10">Najwyższy</text:p>
          </table:table-cell>
          <table:table-cell table:style-name="Table4.A1" office:value-type="string">
            <text:p text:style-name="P10">Baza danych pozwoli na przechowywanie raportów na temat stanu sprzętów użytkowników</text:p>
          </table:table-cell>
          <table:table-cell table:style-name="Table4.A1" office:value-type="string">
            <text:p text:style-name="P10">Po zgodzie na utworzenie tego typu serwera wydanej przez MAC</text:p>
          </table:table-cell>
        </table:table-row>
        <table:table-row table:style-name="Table4.1">
          <table:table-cell table:style-name="Table4.A1" office:value-type="string">
            <text:p text:style-name="P10">Analiza raportów</text:p>
          </table:table-cell>
          <table:table-cell table:style-name="Table4.A1" office:value-type="string">
            <text:p text:style-name="P10">Wysoki</text:p>
          </table:table-cell>
          <table:table-cell table:style-name="Table4.A1" office:value-type="string">
            <text:p text:style-name="P10">Analizowanie raportów pozwoli na szybkie znajdowanie rozwiązań na podobne problemy natury technicznej</text:p>
          </table:table-cell>
          <table:table-cell table:style-name="Table4.A1" office:value-type="string">
            <text:p text:style-name="P10">Szuka w bazie danych podobnych problemów i dołączonych do nich rozwiązań</text:p>
          </table:table-cell>
        </table:table-row>
        <table:table-row table:style-name="Table4.1">
          <table:table-cell table:style-name="Table4.A1" office:value-type="string">
            <text:p text:style-name="P10">Przeprowadzanie modyfikacji w systemie</text:p>
          </table:table-cell>
          <table:table-cell table:style-name="Table4.A1" office:value-type="string">
            <text:p text:style-name="P10">Średni</text:p>
          </table:table-cell>
          <table:table-cell table:style-name="Table4.A1" office:value-type="string">
            <text:p text:style-name="P10">Modyfikacje pozwalające naprawić niektóre problemy</text:p>
          </table:table-cell>
          <table:table-cell table:style-name="Table4.A1" office:value-type="string">
            <text:p text:style-name="P10">Przeprowadzane, jeżeli jest to możliwe</text:p>
          </table:table-cell>
        </table:table-row>
        <table:table-row table:style-name="Table4.1">
          <table:table-cell table:style-name="Table4.A1" office:value-type="string">
            <text:p text:style-name="P10">Testy sprawności sprzętu</text:p>
          </table:table-cell>
          <table:table-cell table:style-name="Table4.A1" office:value-type="string">
            <text:p text:style-name="P10">Wysoki</text:p>
          </table:table-cell>
          <table:table-cell table:style-name="Table4.A1" office:value-type="string">
            <text:p text:style-name="P10">Testuje, czy sprzęt podtrzymał lub uzyskał podwyższoną wydajność</text:p>
          </table:table-cell>
          <table:table-cell table:style-name="Table4.A1" office:value-type="string">
            <text:p text:style-name="P10">Po przeprowadzeniu modyfikacji i ulepszeń przez program</text:p>
          </table:table-cell>
        </table:table-row>
        <table:table-row table:style-name="Table4.1">
          <table:table-cell table:style-name="Table4.A6" office:value-type="string">
            <text:p text:style-name="P10">Katalog sprzętu</text:p>
          </table:table-cell>
          <table:table-cell table:style-name="Table4.A6" office:value-type="string">
            <text:p text:style-name="P10">Wysoki</text:p>
          </table:table-cell>
          <table:table-cell table:style-name="Table4.A6" office:value-type="string">
            <text:p text:style-name="P10">Spis wszystkich urządzeń posiadanych przez firmę, możliwość dodawania i usuwania sprzętu z bazy danych</text:p>
          </table:table-cell>
          <table:table-cell table:style-name="Table4.A6" office:value-type="string">
            <text:p text:style-name="P10">Po utworzeniu serwera bazy danych</text:p>
          </table:table-cell>
        </table:table-row>
        <table:table-row table:style-name="Table4.1">
          <table:table-cell table:style-name="Table4.A6" office:value-type="string">
            <text:p text:style-name="P10">Spis użytkowników oraz ich grup</text:p>
          </table:table-cell>
          <table:table-cell table:style-name="Table4.A6" office:value-type="string">
            <text:p text:style-name="P10">Wysoki</text:p>
          </table:table-cell>
          <table:table-cell table:style-name="Table4.A6" office:value-type="string">
            <text:p text:style-name="P10">Zawiera pracowników firmy, umożliwia przydzielanie ich do odpowiednich grup użytkowników oraz ewentualną modyfikację danych z nimi związanych.</text:p>
          </table:table-cell>
          <table:table-cell table:style-name="Table4.A6" office:value-type="string">
            <text:p text:style-name="P10">Wdrożone razem z katalogiem sprzętu</text:p>
          </table:table-cell>
        </table:table-row>
      </table:table>
      <text:p text:style-name="P12"/>
      <text:h text:style-name="P21" text:outline-level="2"><text:bookmark-start text:name="_Toc20715764"/><text:bookmark-start text:name="_Toc512930914"/><text:bookmark-start text:name="_Toc452813589"/>Alternatives and Competition<text:bookmark-end text:name="_Toc20715764"/><text:bookmark-end text:name="_Toc512930914"/><text:bookmark-end text:name="_Toc452813589"/></text:h>
      <text:p text:style-name="P1">Programy dostępne na rynku posiadają znaczne ograniczenia w wykorzystaniu ich możliwości na ilości stanowisk (przykładowo Axence nVision) oraz niemożność wykorzystania takiego programu przy błędach i awariach części <text:soft-page-break/>podzespołów komputerowych. Dodatkową wadą jest brak ewidencji pracowników firm oraz podziału ich na grupy użytkowników. Konkurencyjne programy posiadają natomiast bardzo szybkie alorytmy obsługi problemów ze sprzętem, jednak potrafią być one zawodne. </text:p>
      <text:p text:style-name="P1"/>
      <text:p text:style-name="P1">Część potencjalnych klientów wciąż korzysta z rozwiązań manualnych. W niektórych wypadkach prowadzą ewidencję sprzętu oraz incydentów w arkuszu kalkulacyjnym, lub autorskim systemie bazodanowym. </text:p>
      <text:p text:style-name="P1">Takie rozwiązanie cechuje duża zawodność, spowodowana najczęściej przez brak właściwych kompetencji u autora rozwiązania. Z drugiej strony jednak dzięki temu, że tego typu rozwiązania tworzone są pod potrzeby konkretnego klienta, zapewniają pokrycie specyficznych potrzeb danej insytucji. Zwykle przechowywane są jedynie lokalnie w ramach infrastruktury danego przedsiębiorstwa, bez dostępu z zewnątrz, co sprzyja bezpieczeństwu informacji.</text:p>
      <text:p text:style-name="P1"/>
      <text:p text:style-name="P1">Nie można zapominać, że w dalszym ciągu powszechne jest prowadzenie ewidencji sprzętu „na papierze”, a rejestr ewidencji znajduje się „w głowie” administratora.</text:p>
      <text:p text:style-name="P1">Podejście takie cechuje wysoka zawodnośc, gdyż dokumenty często giną lub ulegają zniszczeniu, zaś pamięć ludzka jest ulotna. Nie da się jednak ukryć, że tak przechowywane dane są niemożliwe do wykradzenia poprzez atak hakerski, mogą jedynie zostać fizycznie wyniesione przez pracownika, który uzyskał do nich dostęp.</text:p>
      <text:p text:style-name="P1"/>
      <text:p text:style-name="P1">Z punktu widzenia użytkownika, przechowywanie informacji o sprzęcie, jego specyfikacji oraz awariach w zewnętrznym systemie, jakim jest oferowany przez nas produkt, może być postrzegane zarówno jako zaleta, jak i wada. Z jednej strony taka metoda przechowywania informacji zwiększa jej dostępność, zmniejsza ulotność oraz usprawnia pracę. Z drugiej jednak strony, może prowadzić do zwiększenia ryzyka nieautoryzowanego dostępu, w szczególności jeśli użytkownicy nie będą przestrzegać zasad bezpieczeństwa.</text:p>
      <text:p text:style-name="P17"/>
      <text:list xml:id="list20195713" text:continue-numbering="true" text:style-name="WWNum1">
        <text:list-item>
          <text:h text:style-name="P20" text:outline-level="1"><text:bookmark-start text:name="_Toc20715765"/><text:bookmark-start text:name="_Toc512930919"/><text:bookmark-start text:name="_Toc452813602"/><text:bookmark-start text:name="_Toc436203408"/>Other Product Requirements<text:bookmark-end text:name="_Toc20715765"/><text:bookmark-end text:name="_Toc512930919"/><text:bookmark-end text:name="_Toc452813602"/><text:bookmark-end text:name="_Toc436203408"/></text:h>
        </text:list-item>
      </text:list>
      <text:p text:style-name="P10"/>
      <text:p text:style-name="P10">Minimalne wymagania sprzętowe aplikacji klienckiej dla użytkiownika:</text:p>
      <text:list xml:id="list20186525" text:style-name="WWNum35">
        <text:list-item>
          <text:p text:style-name="P19">System operacyjny: Windows 7/8/8.1 lub GNU/Linux (Debian, Fedora, Redhat)</text:p>
        </text:list-item>
        <text:list-item>
          <text:p text:style-name="P19">Procesor: dowolny zgodny z architekturą x86 lub x86/64</text:p>
        </text:list-item>
        <text:list-item>
          <text:p text:style-name="P19">Pamięć RAM: co najmniej 1 GB pamięci DDR3</text:p>
        </text:list-item>
        <text:list-item>
          <text:p text:style-name="P19">Pamięć: 90 MB miejsca na dysku twardym</text:p>
        </text:list-item>
      </text:list>
      <text:p text:style-name="P15"/>
      <text:p text:style-name="P10">Minimalne wymagania sprzętowe aplikacji klienckiej dla moderatora:</text:p>
      <text:list xml:id="list20207493" text:continue-numbering="true" text:style-name="WWNum35">
        <text:list-item>
          <text:p text:style-name="P19">Przeglądarka internetowa wspierająca HTML5 i CSS3</text:p>
        </text:list-item>
        <text:list-item>
          <text:p text:style-name="P19">Dostęp do internetu</text:p>
        </text:list-item>
      </text:list>
      <text:p text:style-name="P10"/>
      <text:p text:style-name="P10">Program wymaga do działania serwera baz danych Oracle w wersji 11g dostępnego z sieci firmowej.</text:p>
      <text:p text:style-name="P15"/>
      <text:p text:style-name="P10">Produkt wymaga instalacji podstawowych sterowników (znajdujących się na dołączonej do programu płycie DVD) w celu wykrycia i instalacji przez system operacyjny. </text:p>
      <text:p text:style-name="P10">UWAGA Zalecane jest, aby instalować potrzebne aktualizacje programu w celu uaktualnienia bazy danych możliwych błędów, w przeciwnym razie program może nie odnaleźć wszystkich błędów, bądź wykryć pewnych awarii!</text:p>
      <text:p text:style-name="P9"><text:soft-page-break/><text:span text:style-name="T3">W razie problemów z instalacją, lub użytkowaniem produktu należy skontaktować się z </text:span><text:a xlink:type="simple" xlink:href="mailto:blablabla@gmail.com" text:style-name="Internet_20_link"><text:span text:style-name="T3">blablabla@gmail.com</text:span></text:a><text:span text:style-name="T3"> lub odwiedzić stronę blablabla.com.pl w celu sprawdzenia, czy w zakładce F.A.Q. nie została już udzielona odpowiedź na dany problem.</text:span></text:p>
      <text:p text:style-name="P10"/>
      <text:p text:style-name="P10">Dokumentacja systemu powinna zostać dostarczona w języku polskim. Dodatkowo pożądane jest przygotowanie jej w językach urzedowych krajów, w których miałby on być dystrybuowany. Za początkowy obszar ekspansji należy przyjąć Unię Europejską, tak więc dokumentacja powinna być dostępna w jeżykach angielskim, niemieckim, francuskim, włoskim, hiszpańskim, niderlandzkim, szwedzkim, greckim, rumuńskim, czeskim, portugalskim, bułgarskim, węgierskim, duńskim, słowackim, fińskim, litewskim, łotewskim, estońskim, słoweńskim, irlandzkim, maltańskim oraz chorwackim. W dalszej kolejności pożądane byłoby tłumaczenie na języki rosyjski oraz chiński.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Wingdings" svg:font-family="Wingdings" style:font-charset="x-symbol"/>
    <style:font-face style:name="Symbol1" svg:font-family="Symbol" style:font-family-generic="roman" style:font-pitch="variable" style:font-charset="x-symbol"/>
    <style:font-face style:name="FreeSans"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0pt" style:language-asian="pl" style:country-asian="P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pl" fo:country="PL" style:letter-kerning="true" style:font-name-asian="Times New Roman1" style:font-size-asian="10pt" style:language-asian="pl" style:country-asian="P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start" style:justify-single-word="false" fo:orphans="0" fo:widows="0" style:writing-mode="lr-tb"/>
      <style:text-properties style:language-asian="en" style:country-asian="U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_20_body" style:display-name="Text body" style:family="paragraph" style:parent-style-name="Standard" style:default-outline-level="" style:class="text">
      <style:paragraph-properties fo:margin-left="1.27cm" fo:margin-right="0cm" fo:margin-top="0cm" fo:margin-bottom="0.212cm" fo:line-height="120%" fo:keep-together="always" fo:text-indent="0cm" style:auto-text-indent="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1.27cm" fo:margin-right="0cm" fo:margin-top="0.141cm" fo:margin-bottom="0cm" fo:text-align="justify" style:justify-single-word="false" fo:text-indent="0cm" style:auto-text-indent="false"/>
      <style:text-properties fo:color="#000000"/>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default-outline-level="" style:class="chapter">
      <style:paragraph-properties fo:margin-top="0cm" fo:margin-bottom="0.106cm" fo:text-align="center" style:justify-single-word="false"/>
      <style:text-properties style:font-name="Arial1" fo:font-size="18pt" fo:font-style="italic" style:font-size-asian="18pt" style:font-style-asian="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next-style-name="Standard" style:default-outline-level=""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default-outline-level=""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default-outline-level="">
      <style:paragraph-properties fo:margin-left="2.54cm" fo:margin-right="0cm" fo:text-indent="-0.635cm" style:auto-text-indent="false"/>
      <style:text-properties fo:color="#000080"/>
    </style:style>
    <style:style style:name="Paragraph1" style:family="paragraph" style:parent-style-name="Standard" style:default-outline-level="">
      <style:paragraph-properties fo:margin-top="0.141cm" fo:margin-bottom="0cm" fo:line-height="100%" fo:text-align="justify" style:justify-single-word="false"/>
    </style:style>
    <style:style style:name="Tabletext" style:family="paragraph" style:parent-style-name="Standard" style:default-outline-level="">
      <style:paragraph-properties fo:margin-top="0cm" fo:margin-bottom="0.212cm" fo:keep-together="always"/>
    </style:style>
    <style:style style:name="Paragraph3" style:family="paragraph" style:parent-style-name="Standard" style:default-outline-level="">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default-outline-level="">
      <style:paragraph-properties fo:margin-left="1.27cm" fo:margin-right="0cm" fo:text-indent="-0.762cm" style:auto-text-indent="false"/>
    </style:style>
    <style:style style:name="footnote_20_text" style:display-name="footnote text" style:family="paragraph" style:parent-style-name="Standard" style:default-outline-level="">
      <style:paragraph-properties fo:margin-left="0.635cm" fo:margin-right="0cm" fo:margin-top="0.071cm" fo:margin-bottom="0.071cm" fo:keep-together="always" fo:text-indent="-0.635cm" style:auto-text-indent="false" fo:padding="0cm" fo:border-left="none" fo:border-right="none" fo:border-top="none" fo:border-bottom="0.026cm solid #000001" fo:keep-with-next="always"/>
      <style:text-properties style:font-name="Helvetica" fo:font-size="8pt" style:font-size-asian="8pt"/>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Paragraph4" style:family="paragraph" style:parent-style-name="Standard" style:default-outline-level="">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style>
    <style:style style:name="Main_20_Title" style:display-name="Main Title" style:family="paragraph" style:parent-style-name="Standard" style:default-outline-level="">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default-outline-level="">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1.27cm"/>
        </style:tab-stops>
      </style:paragraph-properties>
      <style:text-properties style:font-name="Book Antiqua"/>
    </style:style>
    <style:style style:name="InfoBlue" style:family="paragraph" style:parent-style-name="Standard" style:next-style-name="Text_20_body" style:auto-update="true" style:default-outline-level="">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style>
    <style:style style:name="infoblue" style:family="paragraph" style:parent-style-name="Standard" style:default-outline-level="">
      <style:paragraph-properties fo:margin-top="0.494cm" fo:margin-bottom="0.494cm" fo:line-height="100%" fo:orphans="2" fo:widows="2"/>
      <style:text-properties fo:font-size="12pt" style:font-size-asian="12pt" style:font-size-complex="12pt"/>
    </style:style>
    <style:style style:name="Body_20_Text_20_3" style:display-name="Body Text 3" style:family="paragraph" style:parent-style-name="Standard" style:default-outline-level="">
      <style:text-properties fo:color="#0000ff" fo:font-size="9pt" fo:font-style="italic" style:font-size-asian="9pt" style:font-style-asian="italic" style:font-style-complex="italic"/>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494cm" fo:margin-bottom="0.21cm" fo:line-height="100%" fo:orphans="2" fo:widows="2"/>
      <style:text-properties fo:font-size="12pt" style:font-size-asian="12pt" style:language-asian="pl" style:country-asian="PL" style:font-size-complex="12pt"/>
    </style:style>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Body_20_Text_20_Char" style:display-name="Body Text Char" style:family="text" style:parent-style-name="Default_20_Paragraph_20_Font">
      <style:text-properties style:language-asian="en" style:country-asian="US"/>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1"/>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859cm" fo:margin-left="-0.203cm" fo:margin-top="0cm" fo:margin-bottom="0cm" table:align="left" style:writing-mode="lr-tb"/>
    </style:style>
    <style:style style:name="Table5.A" style:family="table-column">
      <style:table-column-properties style:column-width="11.252cm"/>
    </style:style>
    <style:style style:name="Table5.B" style:family="table-column">
      <style:table-column-properties style:column-width="5.607cm"/>
    </style:style>
    <style:style style:name="Table5.1" style:family="table-row">
      <style:table-row-properties style:keep-together="true" fo:keep-together="auto"/>
    </style:style>
    <style:style style:name="Table5.A1" style:family="table-cell">
      <style:table-cell-properties fo:padding-left="0.203cm" fo:padding-right="0.191cm" fo:padding-top="0cm" fo:padding-bottom="0cm" fo:border="0.018cm solid #00000a"/>
    </style:style>
    <style:style style:name="Table6" style:family="table">
      <style:table-properties style:width="16.73cm" fo:margin-left="-0.203cm" fo:margin-top="0cm" fo:margin-bottom="0cm" table:align="left" style:writing-mode="lr-tb"/>
    </style:style>
    <style:style style:name="Table6.A" style:family="table-column">
      <style:table-column-properties style:column-width="5.576cm"/>
    </style:style>
    <style:style style:name="Table6.B" style:family="table-column">
      <style:table-column-properties style:column-width="5.577cm"/>
    </style:style>
    <style:style style:name="Table6.1" style:family="table-row">
      <style:table-row-properties style:keep-together="true" fo:keep-together="auto"/>
    </style:style>
    <style:style style:name="Table6.A1" style:family="table-cell">
      <style:table-cell-properties fo:padding-left="0.203cm" fo:padding-right="0.191cm" fo:padding-top="0cm" fo:padding-bottom="0cm" fo:border="none"/>
    </style:style>
    <style:style style:name="MP1" style:family="paragraph" style:parent-style-name="Standard">
      <style:text-properties fo:language="pl" fo:country="PL"/>
    </style:style>
    <style:style style:name="MP2" style:family="paragraph" style:parent-style-name="Standard">
      <style:paragraph-properties fo:margin-left="0cm" fo:margin-right="0.12cm" fo:margin-top="0.071cm" fo:margin-bottom="0cm" fo:text-indent="0cm" style:auto-text-indent="false">
        <style:tab-stops>
          <style:tab-stop style:position="2.002cm"/>
        </style:tab-stops>
      </style:paragraph-properties>
      <style:text-properties fo:language="pl" fo:country="PL"/>
    </style:style>
    <style:style style:name="MP3" style:family="paragraph" style:parent-style-name="Header">
      <style:text-properties fo:language="pl" fo:country="PL"/>
    </style:style>
    <style:style style:name="MP4" style:family="paragraph" style:parent-style-name="Standard">
      <style:paragraph-properties fo:margin-left="0cm" fo:margin-right="0.635cm" fo:text-indent="0cm" style:auto-text-indent="false"/>
      <style:text-properties fo:language="pl" fo:country="PL"/>
    </style:style>
    <style:style style:name="MP5" style:family="paragraph" style:parent-style-name="Standard">
      <style:paragraph-properties fo:text-align="center" style:justify-single-word="false"/>
      <style:text-properties style:font-name="Times New Roman" fo:language="pl" fo:country="PL"/>
    </style:style>
    <style:style style:name="MP6" style:family="paragraph" style:parent-style-name="Standard">
      <style:paragraph-properties fo:text-align="end" style:justify-single-word="false"/>
    </style:style>
    <style:style style:name="MP7" style:family="paragraph" style:parent-style-name="Footer">
      <style:text-properties fo:language="pl" fo:country="PL"/>
    </style:style>
    <style:style style:name="MT1" style:family="text">
      <style:text-properties fo:font-weight="bold" style:font-weight-asian="bold"/>
    </style:style>
    <style:style style:name="MT2" style:family="text">
      <style:text-properties style:font-name="Symbol1"/>
    </style:style>
    <style:style style:name="MT3" style:family="text">
      <style:text-properties fo:language="pl" fo:country="PL"/>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number:number-style style:name="N0">
      <number:number number:min-integer-digits="1"/>
    </number:number-style>
    <number:date-style style:name="N5116" number:language="en" number:country="US">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MP1"><text:span text:style-name="MT1">Program do z</text:span><text:span text:style-name="MT1">arządzani</text:span><text:span text:style-name="MT1">a</text:span><text:span text:style-name="MT1"> sprzętem komputerowym</text:span></text:p>
            </table:table-cell>
            <table:table-cell table:style-name="Table5.A1" office:value-type="string">
              <text:p text:style-name="MP2"><text:s/></text:p>
            </table:table-cell>
          </table:table-row>
          <table:table-row table:style-name="Table5.1">
            <table:table-cell table:style-name="Table5.A1" office:value-type="string">
              <text:p text:style-name="MP1"><text:title>Vision</text:title></text:p>
            </table:table-cell>
            <table:table-cell table:style-name="Table5.A1" office:value-type="string">
              <text:p text:style-name="MP1"><text:s text:c="2"/>Date: <text:s/>14.03.15 r.</text:p>
            </table:table-cell>
          </table:table-row>
        </table:table>
        <text:p text:style-name="MP3"/>
      </style:header>
      <style:footer>
        <table:table table:name="Table6" table:style-name="Table6">
          <table:table-column table:style-name="Table6.A"/>
          <table:table-column table:style-name="Table6.B" table:number-columns-repeated="2"/>
          <table:table-row table:style-name="Table6.1">
            <table:table-cell table:style-name="Table6.A1" office:value-type="string">
              <text:p text:style-name="MP4">Confidential</text:p>
            </table:table-cell>
            <table:table-cell table:style-name="Table6.A1" office:value-type="string">
              <text:p text:style-name="MP5"><text:span text:style-name="MT2"></text:span><text:user-defined style:data-style-name="N0" text:name="Company">&lt;</text:user-defined> blablabla&gt; , <text:date style:data-style-name="N5116" text:date-value="2015-04-01T00:02:52.98">2015</text:date></text:p>
            </table:table-cell>
            <table:table-cell table:style-name="Table6.A1" office:value-type="string">
              <text:p text:style-name="MP6"><text:span text:style-name="MT3">Page </text:span><text:span text:style-name="page_20_number"><text:span text:style-name="MT3"><text:page-number text:select-page="current">5</text:page-number></text:span></text:span></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ision</dc:title>
    <dc:subject>&lt;Project Name&gt;</dc:subject>
    <meta:initial-creator>Pc</meta:initial-creator>
    <meta:editing-cycles>29</meta:editing-cycles>
    <meta:print-date>2001-03-15T13:26:00</meta:print-date>
    <meta:creation-date>2015-03-13T22:25:00</meta:creation-date>
    <dc:date>2015-03-31T23:57:02.15</dc:date>
    <meta:editing-duration>PT1H46M48S</meta:editing-duration>
    <meta:generator>OpenOffice.org/3.3$Win32 OpenOffice.org_project/330m20$Build-9567</meta:generator>
    <dc:creator>Julian Korobacz</dc:creator>
    <meta:document-statistic meta:table-count="6" meta:image-count="0" meta:object-count="0" meta:page-count="5" meta:paragraph-count="110" meta:word-count="1202" meta:character-count="9270"/>
    <meta:user-defined meta:name="AppVersion">14.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ision_informal" xlink:href=""/>
  </office:meta>
</office:document-meta>
</file>